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weight-complex="bold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93cm" draw:z-index="0"><draw:image xlink:href="../../odt_eng/images/026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ynamic sampling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cm" svg:height="1.379cm" draw:z-index="0"><draw:image xlink:href="../../odt_eng/images/026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executes the procedure for sampling an element from a vector as per an indicated number.</text:p>
            <text:p text:style-name="P3">Algorithm for operation of the unit is as follows:</text:p>
            <text:p text:style-name="P4"><draw:frame draw:style-name="fr3" draw:name="Object1" text:anchor-type="as-char" svg:width="12cm" svg:height="1.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Object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">is for the first input </text:span></text:span><text:span text:style-name="Основной_20_шрифт_20_абзаца"><text:span text:style-name="T3">scalar </text:span></text:span><text:span text:style-name="Основной_20_шрифт_20_абзаца"><text:span text:style-name="T1">signal defining the number of an element to be sampled beginning with 1;</text:span></text:span><text:span text:style-name="Основной_20_шрифт_20_абзаца"><text:span text:style-name="T1"><draw:frame draw:style-name="fr3" draw:name="Object3" text:anchor-type="as-char" svg:width="1.40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1">is for the i-th element of the second input vector signal</text:span></text:span><text:span text:style-name="Основной_20_шрифт_20_абзаца"><text:span text:style-name="T1"><draw:frame draw:style-name="fr3" draw:name="Объект1" text:anchor-type="as-char" svg:width="1.214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1">, from which the element is being sampled;</text:span></text:span><text:span text:style-name="Основной_20_шрифт_20_абзаца"><text:span text:style-name="T1"><draw:frame draw:style-name="fr3" draw:name="Object4" text:anchor-type="as-char" svg:width="1.131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1">is for dimension of the second input, natural number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1">:</text:span></text:span></text:p>
            <text:p text:style-name="Text_20_body"><text:span text:style-name="Основной_20_шрифт_20_абзаца"><text:span text:style-name="T5">No properties are required for operation of the unit.</text:span></text:span><text:span text:style-name="Основной_20_шрифт_20_абзаца"><text:span text:style-name="T5"><text:line-break/></text:span></text:span><text:span text:style-name="Основной_20_шрифт_20_абзаца"><text:span text:style-name="T4">Note</text:span></text:span><text:span text:style-name="Основной_20_шрифт_20_абзаца"><text:span text:style-name="T4">s</text:span></text:span><text:span text:style-name="Основной_20_шрифт_20_абзаца"><text:span text:style-name="T4">:</text:span></text:span></text:p>
            <text:list xml:id="list628362179177537464" text:style-name="L1">
              <text:list-item>
                <text:p text:style-name="P6"><text:span text:style-name="Основной_20_шрифт_20_абзаца"><text:span text:style-name="T1">The unit generates a </text:span></text:span><text:span text:style-name="Основной_20_шрифт_20_абзаца"><text:span text:style-name="T3">scalar</text:span></text:span><text:span text:style-name="Основной_20_шрифт_20_абзаца"><text:span text:style-name="T1"> output signal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намическая выборка</dc:title>
    <meta:creation-date>2012-04-23T12:41:00Z</meta:creation-date>
    <dc:date>2012-04-28T08:36:11.48</dc:date>
    <meta:editing-cycles>10</meta:editing-cycles>
    <meta:editing-duration>PT2H46M7S</meta:editing-duration>
    <meta:document-statistic meta:table-count="1" meta:image-count="2" meta:object-count="5" meta:page-count="1" meta:paragraph-count="13" meta:word-count="102" meta:character-count="57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66.odt/Normal.dotm"/>
  </office:meta>
</office:document-meta>
</file>

<file path=Object 1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CYCLE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IF</mi>
                  <mi/>
                  <msub>
                    <mi>u</mi>
                    <mrow>
                      <mn>1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i>i</mi>
                  </mrow>
                  <mi/>
                  <mi mathvariant="italic">THEN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EXIT</mi>
                  <mi mathvariant="italic">THE</mi>
                  <mi mathvariant="italic">CYCLE</mi>
                </mrow>
              </mtd>
            </mtr>
            <mtr>
              <mtd>
                <mrow>
                  <mi mathvariant="italic">CYCLE</mi>
                  <mi mathvariant="italic">TERMINATION</mi>
                </mrow>
              </mtd>
            </mtr>
          </mtable>
        </mrow>
      </mrow>
    </mrow>
    <annotation encoding="StarMath 5.0">left ldline stack {
alignl CYCLE ~ i = 1 ... n #
alignl ~ ~ IF ~u_{1}(t) = i ~ THEN ~ y(t) = u_{2,i}(t); ~ EXIT THE CYCLE #
alignl CYCLE TERMINATION }
right none
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4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5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